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CD3186FD.png"/>
  <manifest:file-entry manifest:media-type="image/png" manifest:full-path="Pictures/100000000000005E0000005EA38222DC.png"/>
  <manifest:file-entry manifest:media-type="image/png" manifest:full-path="Pictures/100000000000005E0000005E803C4F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Garamond" svg:font-family="Garamond" style:font-adornments="Gras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color="#6666ff" style:font-name="Century Gothic" fo:font-weight="normal" style:font-weight-asian="normal" style:font-weight-complex="normal"/>
    </style:style>
    <style:style style:name="P2" style:family="paragraph" style:parent-style-name="Heading">
      <style:text-properties style:font-name="Garamond" fo:font-weight="normal" style:font-weight-asian="normal" style:font-weight-complex="normal"/>
    </style:style>
    <style:style style:name="P3" style:family="paragraph" style:parent-style-name="Text_20_body">
      <style:text-properties style:font-name="Century Gothic" fo:font-weight="normal" style:font-weight-asian="normal" style:font-weight-complex="normal"/>
    </style:style>
    <style:style style:name="P4" style:family="paragraph" style:parent-style-name="Text_20_body">
      <style:text-properties style:font-name="Garamond" fo:font-weight="normal" style:font-weight-asian="normal" style:font-weight-complex="normal"/>
    </style:style>
    <style:style style:name="P5" style:family="paragraph" style:parent-style-name="Heading_20_1">
      <style:text-properties style:font-name="Century Gothic" fo:font-weight="normal" style:font-weight-asian="normal" style:font-weight-complex="normal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T1" style:family="text">
      <style:text-properties style:font-name="Century Gothic"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2.19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9.631cm, 9.5cm, 0cm, 9.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96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3366" draw:fill-image-name="Aqua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80" draw:marker-start="" draw:marker-start-width="0.3cm" draw:marker-start-center="false" draw:marker-end="" draw:marker-end-width="0.3cm" draw:marker-end-center="false" draw:stroke-linejoin="miter" draw:fill="solid" draw:fill-color="#ff420e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9900ff" draw:fill-image-name="Fiery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1" text:anchor-type="page" text:anchor-page-number="1" svg:x="5.008cm" svg:y="3.965cm" svg:width="11.534cm" svg:height="4.318cm" draw:z-index="2">
        <draw:image xlink:href="http://www.univ-lemans.fr/_resources/EN_SAVOIR_PLUS_SUR_UM/Charte%2520graphique/logo_LEMANS_UNIVERSITE-01.jpg?download=true" xlink:type="simple" xlink:show="embed" xlink:actuate="onLoad"/>
      </draw:frame>
      <text:p text:style-name="P2"><draw:custom-shape text:anchor-type="paragraph" draw:z-index="3" draw:style-name="gr3" draw:text-style-name="P8" svg:width="18.174cm" svg:height="12.424cm" svg:x="-0.54cm" svg:y="-0.228cm"><text:p text:style-name="P8"><text:span text:style-name="T4">Ami Notif' Messenger</text:span></text:p><text:p text:style-name="P8"><text:span text:style-name="T4"/></text:p><draw:enhanced-geometry svg:viewBox="0 0 21600 21600" draw:text-areas="0 0 21600 21600" draw:text-path="true" draw:text-path-mode="shape" draw:text-path-scale="path" draw:text-path-same-letter-heights="false" draw:type="fontwork-arch-up-pour" draw:modifiers="151.24662842375 3910.77619355556" draw:enhanced-path="W 0 0 21600 21600 ?f2 ?f3 ?f4 ?f3 N W ?f5 ?f5 ?f11 ?f11 ?f8 ?f9 ?f10 ?f9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8 "/><draw:equation draw:name="f11" draw:formula="21600-?f5 "/><draw:handle draw:handle-position="$1 $0" draw:handle-polar="10800 10800" draw:handle-radius-range-minimum="0" draw:handle-radius-range-maximum="10800"/></draw:enhanced-geometry></draw:custom-shape></text:p>
      <text:p text:style-name="P4"><text:s/></text:p>
      <text:p text:style-name="P2"><draw:custom-shape text:anchor-type="paragraph" draw:z-index="6" draw:style-name="gr4" draw:text-style-name="P7" svg:width="4.911cm" svg:height="1.28cm" svg:x="2.903cm" svg:y="4.632cm"><text:p text:style-name="P9"><text:span text:style-name="T3">Valentin DEBONNE</text:span></text:p>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draw:custom-shape text:anchor-type="paragraph" draw:z-index="7" draw:style-name="gr5" draw:text-style-name="P7" svg:width="4.178cm" svg:height="1.848cm" svg:x="10.194cm" svg:y="4.177cm"><text:p text:style-name="P9"><text:span text:style-name="T3">Benjamin DI CARLO</text:span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21600 $0" draw:handle-range-y-minimum="0" draw:handle-range-y-maximum="12170"/></draw:enhanced-geometry></draw:custom-shape></text:p>
      <text:p text:style-name="P1"/>
      <text:p text:style-name="P3"><draw:custom-shape text:anchor-type="paragraph" draw:z-index="1" draw:style-name="gr2" draw:text-style-name="P7" svg:width="7.014cm" svg:height="1.726cm" svg:x="9.156cm" svg:y="0.081cm"><text:p text:style-name="P7"><text:span text:style-name="T3">William Berard </text:span></text:p>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/text:p>
      <text:p text:style-name="P3"><draw:custom-shape text:anchor-type="paragraph" draw:z-index="0" draw:style-name="gr1" draw:text-style-name="P6" svg:width="5.977cm" svg:height="1.973cm" svg:x="2.357cm" svg:y="-0.155cm"><text:p text:style-name="P6"><text:span text:style-name="T2">Thibault BROCHERIEUX</text:span></text:p><text:p text:style-name="P6"><text:span text:style-name="T2"/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h text:style-name="P5" text:outline-level="1" text:is-list-header="true"/>
      <text:h text:style-name="P5" text:outline-level="1"><draw:frame draw:style-name="fr4" draw:name="images4" text:anchor-type="char" svg:y="-0.155cm" svg:width="7.717cm" svg:height="2.097cm" draw:z-index="8"><draw:image xlink:href="https://culturebox.francetvinfo.fr/sites/default/files/assets/images/2017/12/julmaxppp.jpg" xlink:type="simple" xlink:show="embed" xlink:actuate="onLoad"/></draw:frame>Objectif</text:h>
      <text:p text:style-name="P3">Nous avons comme objectif de réaliser un ami de notifications Messenger qui envoie des messages personnalisés à ses amis, par exemple pour un anniversaire ou la nouvelle année. Il est aussi capable de répondre à des messages simples tel que 'Bonjour'.</text:p>
      <text:h text:style-name="P5" text:outline-level="1">Outils et Contraintes</text:h>
      <text:p text:style-name="P3">Nous utiliserons donc l'API REST messenger, le framework SPA Angular et comme environnement de développement Node.js.</text:p>
      <text:p text:style-name="Text_20_body"><text:span text:style-name="T1">La deadline est en Avril.</text:span><draw:frame draw:style-name="fr3" draw:name="images3" text:anchor-type="char" svg:x="2cm" svg:y="0.933cm" svg:width="3.898cm" svg:height="3.898cm" draw:z-index="5"><draw:image xlink:href="https://en.facebookbrand.com/wp-content/uploads/2016/09/messenger_icon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Garamond" svg:font-family="Garamond" style:font-adornments="Gras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8" draw:display-name="Gradient 8" draw:style="linear" draw:start-color="#ffffff" draw:end-color="#000080" draw:start-intensity="100%" draw:end-intensity="100%" draw:angle="450" draw:border="0%"/>
    <draw:fill-image draw:name="Aqua" xlink:href="Pictures/100000000000005E0000005EA38222DC.png" xlink:type="simple" xlink:show="embed" xlink:actuate="onLoad"/>
    <draw:fill-image draw:name="Fiery" xlink:href="Pictures/100000000000005E0000005ECD3186FD.png" xlink:type="simple" xlink:show="embed" xlink:actuate="onLoad"/>
    <draw:fill-image draw:name="Roses" xlink:href="Pictures/100000000000005E0000005E803C4F28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fo:padding="0cm" fo:border="none" style:shadow="none" fo:keep-with-next="always">
        <style:tab-stops/>
        <style:background-image/>
      </style:paragraph-properties>
      <style:text-properties fo:font-variant="normal" fo:text-transform="none" style:text-outline="false" style:font-name="Verdana" fo:font-size="16pt" fo:text-shadow="1pt 1pt" fo:background-color="transparen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font-name="Verdana" fo:font-size="14pt" fo:text-shadow="1pt 1pt" style:text-underline-style="none" fo:font-weight="bold" style:text-blinking="false" fo:background-color="transparent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2.191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1</text:page-count><draw:frame draw:style-name="Mfr1" draw:name="images2" text:anchor-type="char" svg:x="10.46cm" svg:y="-6.503cm" svg:width="5.957cm" svg:height="5.791cm" draw:z-index="4"><draw:image xlink:href="https://pbs.twimg.com/media/BgnrZBBCcAA_quH.jpg" xlink:type="simple" xlink:show="embed" xlink:actuate="onLoad"/></draw:frame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03-02T13:36:38.75</meta:creation-date>
    <meta:generator>OpenOffice/4.1.3$Win32 OpenOffice.org_project/413m1$Build-9783</meta:generator>
    <dc:date>2018-03-02T16:21:51.99</dc:date>
    <dc:creator>Benjamin DI CARLO</dc:creator>
    <meta:editing-duration>PT1H26M22S</meta:editing-duration>
    <meta:editing-cycles>4</meta:editing-cycles>
    <meta:document-statistic meta:table-count="0" meta:image-count="4" meta:object-count="0" meta:page-count="1" meta:paragraph-count="7" meta:word-count="69" meta:character-count="430"/>
  </office:meta>
</office:document-meta>
</file>